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3in" style:rel-column-width="19431*"/>
    </style:style>
    <style:style style:name="TABLA_5f_CONSUMO_5f_DIRECTO.B" style:display-name="TABLA_CONSUMO_DIRECTO.B" style:family="table-column">
      <style:table-column-properties style:column-width="3.1806in" style:rel-column-width="20600*"/>
    </style:style>
    <style:style style:name="TABLA_5f_CONSUMO_5f_DIRECTO.C" style:display-name="TABLA_CONSUMO_DIRECTO.C" style:family="table-column">
      <style:table-column-properties style:column-width="3.9375in" style:rel-column-width="25504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C1" style:display-name="TABLA_CONSUMO_DIRECTO.C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24d0d4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24d0d4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26a290" style:font-name-asian="Arial" style:font-size-asian="9pt" style:font-name-complex="Arial" style:font-size-complex="9pt"/>
    </style:style>
    <style:style style:name="T6" style:family="text">
      <style:text-properties style:font-name="Arial" fo:font-weight="bold" style:font-name-asian="Arial" style:font-weight-asian="bold" style:font-name-complex="Arial" style:font-weight-complex="bold"/>
    </style:style>
    <style:style style:name="T7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style:font-name="Arial" officeooo:rsid="0024d0d4" style:font-name-asian="Arial" style:font-name-complex="Arial"/>
    </style:style>
    <style:style style:name="T10" style:family="text">
      <style:text-properties style:font-name="Arial" officeooo:rsid="0026a290" style:font-name-asian="Arial" style:font-name-complex="Ari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2"/>
      <text:p text:style-name="P5"/>
      <text:p text:style-name="P6"/>
      <text:p text:style-name="P7">Teatro Nacional Cervantes</text:p>
      <text:p text:style-name="P8">Comprobante de consumo nro: 8</text:p>
      <text:p text:style-name="P4"/>
      <text:p text:style-name="P13">
        <text:span text:style-name="T6">Fecha</text:span>
        <text:span text:style-name="T8">: 08/01/2015</text:span>
      </text:p>
      <text:p text:style-name="P14"/>
      <text:p text:style-name="P14">
        <text:span text:style-name="T7">Area</text:span>
        <text:span text:style-name="T6">:</text:span>
        <text:span text:style-name="T8"> </text:span>
        <text:span text:style-name="T9">[</text:span>
        <text:span text:style-name="T10">AREA</text:span>
        <text:span text:style-name="T9">]</text:span>
      </text:p>
      <text:p text:style-name="P11"/>
      <text:p text:style-name="P9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C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2222</text:p>
          </table:table-cell>
          <table:table-cell table:style-name="TABLA_5f_CONSUMO_5f_DIRECTO.B2" office:value-type="string">
            <text:p text:style-name="P15">tijera</text:p>
          </table:table-cell>
          <table:table-cell table:style-name="TABLA_5f_CONSUMO_5f_DIRECTO.C2" office:value-type="string">
            <text:p text:style-name="P15">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3333</text:p>
          </table:table-cell>
          <table:table-cell table:style-name="TABLA_5f_CONSUMO_5f_DIRECTO.B2" office:value-type="string">
            <text:p text:style-name="P15">resma hojas A4 x 5</text:p>
          </table:table-cell>
          <table:table-cell table:style-name="TABLA_5f_CONSUMO_5f_DIRECTO.C2" office:value-type="string">
            <text:p text:style-name="P15">12</text:p>
          </table:table-cell>
        </table:table-row>
      </table:table>
      <text:p text:style-name="P2"/>
      <text:p text:style-name="P3"/>
      <text:p text:style-name="P3"/>
      <text:p text:style-name="P12"><text:span text:style-name="T11">Obra / Proyecto al que se imputa:</text:span>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5937in" svg:height="0.5728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5:51:19.379689601</dc:date>
    <meta:generator>LibreOffice/4.2.7.2$Linux_x86 LibreOffice_project/420m0$Build-2</meta:generator>
    <meta:editing-duration>PT20H35M36S</meta:editing-duration>
    <meta:editing-cycles>17</meta:editing-cycles>
    <meta:document-statistic meta:table-count="1" meta:image-count="1" meta:object-count="0" meta:page-count="1" meta:paragraph-count="11" meta:word-count="28" meta:character-count="188" meta:non-whitespace-character-count="171"/>
  </office:meta>
</office:document-meta>
</file>